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officeooo:rsid="0019ee83" officeooo:paragraph-rsid="0019ee83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19ee83" officeooo:paragraph-rsid="0019ee83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officeooo:rsid="0019ee83" officeooo:paragraph-rsid="0019ee83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19ee83" officeooo:paragraph-rsid="0019ee83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1b5737" officeooo:paragraph-rsid="001b5737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style:text-underline-style="none" fo:font-weight="bold" officeooo:rsid="001b5737" officeooo:paragraph-rsid="001b5737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b5737" officeooo:paragraph-rsid="001b5737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cc4b9" officeooo:paragraph-rsid="001cc4b9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style="normal" style:text-underline-style="solid" style:text-underline-width="auto" style:text-underline-color="font-color" fo:font-weight="bold" officeooo:rsid="001cc4b9" officeooo:paragraph-rsid="001cc4b9" style:font-size-asian="12pt" style:font-style-asian="normal" style:font-weight-asian="bold" style:font-size-complex="12pt" style:font-style-complex="normal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cc4b9" officeooo:paragraph-rsid="001cc4b9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21180d" officeooo:paragraph-rsid="0021180d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21180d" officeooo:paragraph-rsid="0021180d" style:font-size-asian="12pt" style:font-weight-asian="bold" style:font-size-complex="12pt" style:font-weight-complex="bold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officeooo:rsid="001f3f5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Lab 03 – Construction of Token Generator</text:p>
      <text:p text:style-name="P1"/>
      <text:p text:style-name="P3">Name:<text:span text:style-name="T1"> Pranamya G Kulal</text:span></text:p>
      <text:p text:style-name="P3">Class:<text:span text:style-name="T1"> CSE A1</text:span></text:p>
      <text:p text:style-name="P3">Reg no:<text:span text:style-name="T1"> 220905018</text:span></text:p>
      <text:p text:style-name="P3">Roll no:<text:span text:style-name="T1"> 8</text:span></text:p>
      <text:p text:style-name="P4"/>
      <text:p text:style-name="P6">Q1) 1. Write functions to identify the following tokens.</text:p>
      <text:p text:style-name="P6">a. Arithmetic, relational and logical operators.</text:p>
      <text:p text:style-name="P6">b. Special symbols, keywords, numerical constants, string literals and identifiers.</text:p>
      <text:p text:style-name="P6"/>
      <text:p text:style-name="P6">Q2) Design a lexical analyzer that includes a getNextToken() function for processing a simple C program.</text:p>
      <text:p text:style-name="P6">The analyzer should construct a token structure containing the row number, column number, and token</text:p>
      <text:p text:style-name="P6">type for each identified token. The getNextToken() function must ignore tokens located within single-</text:p>
      <text:p text:style-name="P6">line or multi-line comments, as well as those found inside string literals. Additionally, it should strip</text:p>
      <text:p text:style-name="P6">out preprocessor directives.</text:p>
      <text:p text:style-name="P6"/>
      <text:p text:style-name="P5">Code:<text:span text:style-name="T2"> la.h</text:span></text:p>
      <text:p text:style-name="P7">#include &lt;stdio.h&gt;</text:p>
      <text:p text:style-name="P7">#include &lt;stdlib.h&gt;</text:p>
      <text:p text:style-name="P7">#include &lt;string.h&gt;</text:p>
      <text:p text:style-name="P7">#include &lt;ctype.h&gt;</text:p>
      <text:p text:style-name="P7"/>
      <text:p text:style-name="P7">struct token {</text:p>
      <text:p text:style-name="P7"><text:s text:c="4"/>char lexeme[64];</text:p>
      <text:p text:style-name="P7"><text:s text:c="4"/>int row, col;</text:p>
      <text:p text:style-name="P7"><text:s text:c="4"/>char type[30];</text:p>
      <text:p text:style-name="P7">};</text:p>
      <text:p text:style-name="P7"/>
      <text:p text:style-name="P7">static int row = 1, col = 1;</text:p>
      <text:p text:style-name="P7">char specialsymbols[] = {'?', ';', ':', ',', '(', ')', '{', '}', '.'};</text:p>
      <text:p text:style-name="P7">char *Keywords[] = {"for", "if", "else", "while", "do", "break", "continue", "return", "int", "double", "float", "char", "long", "short", "sizeof", "typedef", "switch", "case", "struct", "const", "void", "exit"};</text:p>
      <text:p text:style-name="P7">char arithmeticsymbols[] = {'*','+','-','/', '%'};</text:p>
      <text:p text:style-name="P7"/>
      <text:p text:style-name="P7">int isKeyword(char *str) {</text:p>
      <text:p text:style-name="P7"><text:s text:c="4"/>for (int i = 0; i &lt; sizeof(Keywords) / sizeof(char *); i++) {</text:p>
      <text:p text:style-name="P7"><text:s text:c="8"/>if (strcmp(str, Keywords[i]) == 0)</text:p>
      <text:p text:style-name="P7"><text:s text:c="12"/>return 1;</text:p>
      <text:p text:style-name="P7"><text:s text:c="4"/>}</text:p>
      <text:p text:style-name="P7"><text:s text:c="4"/>return 0;</text:p>
      <text:p text:style-name="P7">}</text:p>
      <text:p text:style-name="P7"/>
      <text:p text:style-name="P7">int charBelongsTo(int c, char *arr, int len) {</text:p>
      <text:p text:style-name="P7"><text:s text:c="4"/>for (int i = 0; i &lt; len; i++) {</text:p>
      <text:p text:style-name="P7"><text:s text:c="8"/>if (c == arr[i])</text:p>
      <text:p text:style-name="P7"><text:s text:c="12"/>return 1;</text:p>
      <text:p text:style-name="P7"><text:soft-page-break/><text:s text:c="4"/>}</text:p>
      <text:p text:style-name="P7"><text:s text:c="4"/>return 0;</text:p>
      <text:p text:style-name="P7">}</text:p>
      <text:p text:style-name="P7"/>
      <text:p text:style-name="P7">void fillToken(struct token *tkn, char c, int row, int col, char *type) {</text:p>
      <text:p text:style-name="P7"><text:s text:c="4"/>tkn-&gt;row = row;</text:p>
      <text:p text:style-name="P7"><text:s text:c="4"/>tkn-&gt;col = col;</text:p>
      <text:p text:style-name="P7"><text:s text:c="4"/>strcpy(tkn-&gt;type, type);</text:p>
      <text:p text:style-name="P7"><text:s text:c="4"/>tkn-&gt;lexeme[0] = c;</text:p>
      <text:p text:style-name="P7"><text:s text:c="4"/>tkn-&gt;lexeme[1] = '\0';</text:p>
      <text:p text:style-name="P7">}</text:p>
      <text:p text:style-name="P7"/>
      <text:p text:style-name="P7">void newLine() {</text:p>
      <text:p text:style-name="P7"><text:s text:c="4"/>++row;</text:p>
      <text:p text:style-name="P7"><text:s text:c="4"/>col = 1;</text:p>
      <text:p text:style-name="P7">}</text:p>
      <text:p text:style-name="P7"/>
      <text:p text:style-name="P7">struct token getNextToken(FILE *fin) {</text:p>
      <text:p text:style-name="P7"><text:s text:c="4"/>int c, d;</text:p>
      <text:p text:style-name="P7"><text:s text:c="4"/>struct token tkn = {.row = -1};</text:p>
      <text:p text:style-name="P7"><text:s text:c="4"/>int gotToken = 0;</text:p>
      <text:p text:style-name="P7"/>
      <text:p text:style-name="P7"><text:s text:c="4"/>while (!gotToken &amp;&amp; (c = getc(fin)) != EOF) {</text:p>
      <text:p text:style-name="P7"><text:s text:c="8"/>// SKIP COMMENTS</text:p>
      <text:p text:style-name="P7"><text:s text:c="8"/>if (c == '/') {</text:p>
      <text:p text:style-name="P7"><text:s text:c="12"/>d = getc(fin);</text:p>
      <text:p text:style-name="P7"><text:s text:c="12"/>if (d == '/') { <text:s/>// Skip single-line comments</text:p>
      <text:p text:style-name="P7"><text:s text:c="16"/>while ((c = getc(fin)) != EOF &amp;&amp; c != '\n') ++col;</text:p>
      <text:p text:style-name="P7"><text:s text:c="16"/>if (c == '\n') newLine();</text:p>
      <text:p text:style-name="P7"><text:s text:c="16"/>continue;</text:p>
      <text:p text:style-name="P7"><text:s text:c="12"/>} else if (d == '*') { <text:s/>// Skip multi-line comments</text:p>
      <text:p text:style-name="P7"><text:s text:c="16"/>do {</text:p>
      <text:p text:style-name="P7"><text:s text:c="20"/>if (c == '\n') newLine();</text:p>
      <text:p text:style-name="P7"><text:s text:c="20"/>while ((c = getc(fin)) != EOF &amp;&amp; c != '*') {</text:p>
      <text:p text:style-name="P7"><text:s text:c="24"/>if (c == '\n') newLine();</text:p>
      <text:p text:style-name="P7"><text:s text:c="20"/>}</text:p>
      <text:p text:style-name="P7"><text:s text:c="20"/>if (c == '*') d = getc(fin);</text:p>
      <text:p text:style-name="P7"><text:s text:c="16"/>} while (c != EOF &amp;&amp; d != '/');</text:p>
      <text:p text:style-name="P7"><text:s text:c="16"/>continue;</text:p>
      <text:p text:style-name="P7"><text:s text:c="12"/>} else {</text:p>
      <text:p text:style-name="P7"><text:s text:c="16"/>fseek(fin, -1, SEEK_CUR); <text:s/>// Not a comment</text:p>
      <text:p text:style-name="P7"><text:s text:c="12"/>}</text:p>
      <text:p text:style-name="P7"><text:s text:c="8"/>}</text:p>
      <text:p text:style-name="P7"/>
      <text:p text:style-name="P7"><text:s text:c="8"/>// Handle preprocessor directives (lines starting with '#')</text:p>
      <text:p text:style-name="P7"><text:s text:c="8"/>if (c == '#') {</text:p>
      <text:p text:style-name="P7"><text:s text:c="12"/>tkn.row = row;</text:p>
      <text:p text:style-name="P7"><text:s text:c="12"/>tkn.col = col++;</text:p>
      <text:p text:style-name="P7"><text:s text:c="12"/>tkn.lexeme[0] = '#';</text:p>
      <text:p text:style-name="P7"><text:s text:c="12"/>int k = 1;</text:p>
      <text:p text:style-name="P7"><text:s text:c="12"/>while ((c = getc(fin)) != '\n' &amp;&amp; !isspace(c)) {</text:p>
      <text:p text:style-name="P7"><text:s text:c="16"/>tkn.lexeme[k++] = c;</text:p>
      <text:p text:style-name="P7"><text:soft-page-break/><text:s text:c="16"/>col++;</text:p>
      <text:p text:style-name="P7"><text:s text:c="12"/>}</text:p>
      <text:p text:style-name="P7"><text:s text:c="12"/>tkn.lexeme[k] = '\0'; <text:s/>// Null-terminate the lexeme</text:p>
      <text:p text:style-name="P7"/>
      <text:p text:style-name="P7"><text:s text:c="12"/>// Process #include directive</text:p>
      <text:p text:style-name="P7"><text:s text:c="12"/>if (strcmp(tkn.lexeme, "#include") == 0) {</text:p>
      <text:p text:style-name="P7"><text:s text:c="16"/>c = getc(fin); ++col;</text:p>
      <text:p text:style-name="P7"><text:s text:c="16"/>if (c == '&lt;' || c == '"') {</text:p>
      <text:p text:style-name="P7"><text:s text:c="20"/>while ((c = getc(fin)) != EOF &amp;&amp; c != (c == '&lt;' ? '&gt;' : '"')) ++col;</text:p>
      <text:p text:style-name="P7"><text:s text:c="20"/>if (c != EOF) {</text:p>
      <text:p text:style-name="P7"><text:s text:c="24"/>while ((c = getc(fin)) != '\n') ++col; <text:s/>// Skip the rest of the line</text:p>
      <text:p text:style-name="P7"><text:s text:c="24"/>newLine();</text:p>
      <text:p text:style-name="P7"><text:s text:c="20"/>}</text:p>
      <text:p text:style-name="P7"><text:s text:c="20"/>continue;</text:p>
      <text:p text:style-name="P7"><text:s text:c="16"/>} else {</text:p>
      <text:p text:style-name="P7"><text:s text:c="20"/>// Invalid #include</text:p>
      <text:p text:style-name="P7"><text:s text:c="20"/>strcpy(tkn.type, "InvalidDirective");</text:p>
      <text:p text:style-name="P7"><text:s text:c="20"/>strcat(tkn.lexeme, "&lt;invalid&gt;");</text:p>
      <text:p text:style-name="P7"><text:s text:c="20"/>while ((c = getc(fin)) != '\n') {</text:p>
      <text:p text:style-name="P7"><text:s text:c="24"/>strncat(tkn.lexeme, (char*)&amp;c, 1);</text:p>
      <text:p text:style-name="P7"><text:s text:c="24"/>++col;</text:p>
      <text:p text:style-name="P7"><text:s text:c="20"/>}</text:p>
      <text:p text:style-name="P7"><text:s text:c="20"/>newLine();</text:p>
      <text:p text:style-name="P7"><text:s text:c="20"/>gotToken = 1;</text:p>
      <text:p text:style-name="P7"><text:s text:c="16"/>}</text:p>
      <text:p text:style-name="P7"><text:s text:c="12"/>}</text:p>
      <text:p text:style-name="P7"><text:s text:c="8"/>}</text:p>
      <text:p text:style-name="P7"/>
      <text:p text:style-name="P7"><text:s text:c="8"/>// Process special symbols</text:p>
      <text:p text:style-name="P7"><text:s text:c="8"/>if (charBelongsTo(c, specialsymbols, sizeof(specialsymbols) / sizeof(char))) {</text:p>
      <text:p text:style-name="P7"><text:s text:c="12"/>fillToken(&amp;tkn, c, row, col, (char[]){c, '\0'});</text:p>
      <text:p text:style-name="P7"><text:s text:c="12"/>gotToken = 1;</text:p>
      <text:p text:style-name="P7"><text:s text:c="12"/>++col;</text:p>
      <text:p text:style-name="P7"><text:s text:c="8"/>}</text:p>
      <text:p text:style-name="P7"/>
      <text:p text:style-name="P7"><text:s text:c="8"/>// Process arithmetic operators</text:p>
      <text:p text:style-name="P7"><text:s text:c="8"/>else if (charBelongsTo(c, arithmeticsymbols, sizeof(arithmeticsymbols) / sizeof(char))) {</text:p>
      <text:p text:style-name="P7"><text:s text:c="12"/>d = getc(fin);</text:p>
      <text:p text:style-name="P7"><text:s text:c="12"/>if (d == '=' || (c == '+' || c == '-') &amp;&amp; d == c) {</text:p>
      <text:p text:style-name="P7"><text:s text:c="16"/>fillToken(&amp;tkn, c, row, col, (char[]){c, c == '=' ? '=' : '\0', '\0'});</text:p>
      <text:p text:style-name="P7"><text:s text:c="16"/>col += 2;</text:p>
      <text:p text:style-name="P7"><text:s text:c="12"/>} else {</text:p>
      <text:p text:style-name="P7"><text:s text:c="16"/>fillToken(&amp;tkn, c, row, col, (char[]){c, '\0'});</text:p>
      <text:p text:style-name="P7"><text:s text:c="16"/>++col;</text:p>
      <text:p text:style-name="P7"><text:s text:c="16"/>fseek(fin, -1, SEEK_CUR);</text:p>
      <text:p text:style-name="P7"><text:s text:c="12"/>}</text:p>
      <text:p text:style-name="P7"><text:s text:c="12"/>gotToken = 1;</text:p>
      <text:p text:style-name="P7"><text:s text:c="8"/>}</text:p>
      <text:p text:style-name="P7"/>
      <text:p text:style-name="P7"><text:s text:c="8"/>// Process relational operators</text:p>
      <text:p text:style-name="P7"><text:s text:c="8"/>else if (c == '=' || c == '&lt;' || c == '&gt;' || c == '!') {</text:p>
      <text:p text:style-name="P7"><text:s text:c="12"/>d = getc(fin);</text:p>
      <text:p text:style-name="P7"><text:soft-page-break/><text:s text:c="12"/>if (d == '=') {</text:p>
      <text:p text:style-name="P7"><text:s text:c="16"/>fillToken(&amp;tkn, c, row, col, (char[]){c, '=', '\0'});</text:p>
      <text:p text:style-name="P7"><text:s text:c="16"/>col += 2;</text:p>
      <text:p text:style-name="P7"><text:s text:c="12"/>} else {</text:p>
      <text:p text:style-name="P7"><text:s text:c="16"/>fillToken(&amp;tkn, c, row, col, (char[]){c, '\0'});</text:p>
      <text:p text:style-name="P7"><text:s text:c="16"/>++col;</text:p>
      <text:p text:style-name="P7"><text:s text:c="16"/>fseek(fin, -1, SEEK_CUR);</text:p>
      <text:p text:style-name="P7"><text:s text:c="12"/>}</text:p>
      <text:p text:style-name="P7"><text:s text:c="12"/>gotToken = 1;</text:p>
      <text:p text:style-name="P7"><text:s text:c="8"/>}</text:p>
      <text:p text:style-name="P7"/>
      <text:p text:style-name="P7"><text:s text:c="8"/>// Process numbers</text:p>
      <text:p text:style-name="P7"><text:s text:c="8"/>else if (isdigit(c)) {</text:p>
      <text:p text:style-name="P7"><text:s text:c="12"/>tkn.row = row;</text:p>
      <text:p text:style-name="P7"><text:s text:c="12"/>tkn.col = col++;</text:p>
      <text:p text:style-name="P7"><text:s text:c="12"/>tkn.lexeme[0] = c;</text:p>
      <text:p text:style-name="P7"><text:s text:c="12"/>int k = 1;</text:p>
      <text:p text:style-name="P7"><text:s text:c="12"/>while ((c = getc(fin)) != EOF &amp;&amp; isdigit(c)) {</text:p>
      <text:p text:style-name="P7"><text:s text:c="16"/>tkn.lexeme[k++] = c;</text:p>
      <text:p text:style-name="P7"><text:s text:c="16"/>++col;</text:p>
      <text:p text:style-name="P7"><text:s text:c="12"/>}</text:p>
      <text:p text:style-name="P7"><text:s text:c="12"/>tkn.lexeme[k] = '\0';</text:p>
      <text:p text:style-name="P7"><text:s text:c="12"/>strcpy(tkn.type, "Number");</text:p>
      <text:p text:style-name="P7"><text:s text:c="12"/>gotToken = 1;</text:p>
      <text:p text:style-name="P7"><text:s text:c="12"/>fseek(fin, -1, SEEK_CUR);</text:p>
      <text:p text:style-name="P7"><text:s text:c="8"/>}</text:p>
      <text:p text:style-name="P7"/>
      <text:p text:style-name="P7"><text:s text:c="8"/>// Discard whitespaces</text:p>
      <text:p text:style-name="P7"><text:s text:c="8"/>else if (isspace(c)) {</text:p>
      <text:p text:style-name="P7"><text:s text:c="12"/>++col;</text:p>
      <text:p text:style-name="P7"><text:s text:c="8"/>}</text:p>
      <text:p text:style-name="P7"/>
      <text:p text:style-name="P7"><text:s text:c="8"/>// Process keywords and identifiers</text:p>
      <text:p text:style-name="P7"><text:s text:c="8"/>else if (isalpha(c) || c == '_') {</text:p>
      <text:p text:style-name="P7"><text:s text:c="12"/>tkn.row = row;</text:p>
      <text:p text:style-name="P7"><text:s text:c="12"/>tkn.col = col++;</text:p>
      <text:p text:style-name="P7"><text:s text:c="12"/>tkn.lexeme[0] = c;</text:p>
      <text:p text:style-name="P7"><text:s text:c="12"/>int k = 1;</text:p>
      <text:p text:style-name="P7"><text:s text:c="12"/>while ((c = getc(fin)) != EOF &amp;&amp; isalnum(c)) {</text:p>
      <text:p text:style-name="P7"><text:s text:c="16"/>tkn.lexeme[k++] = c;</text:p>
      <text:p text:style-name="P7"><text:s text:c="16"/>++col;</text:p>
      <text:p text:style-name="P7"><text:s text:c="12"/>}</text:p>
      <text:p text:style-name="P7"><text:s text:c="12"/>tkn.lexeme[k] = '\0';</text:p>
      <text:p text:style-name="P7"><text:s text:c="12"/>strcpy(tkn.type, isKeyword(tkn.lexeme) ? "Keyword" : "Identifier");</text:p>
      <text:p text:style-name="P7"><text:s text:c="12"/>gotToken = 1;</text:p>
      <text:p text:style-name="P7"><text:s text:c="12"/>fseek(fin, -1, SEEK_CUR);</text:p>
      <text:p text:style-name="P7"><text:s text:c="8"/>}</text:p>
      <text:p text:style-name="P7"/>
      <text:p text:style-name="P7"><text:s text:c="8"/>// Process String Literals</text:p>
      <text:p text:style-name="P7"><text:s text:c="8"/>else if (c == '"') {</text:p>
      <text:p text:style-name="P7"><text:s text:c="12"/>tkn.row = row;</text:p>
      <text:p text:style-name="P7"><text:s text:c="12"/>tkn.col = col;</text:p>
      <text:p text:style-name="P7"><text:soft-page-break/><text:s text:c="12"/>strcpy(tkn.type, "StringLiteral");</text:p>
      <text:p text:style-name="P7"><text:s text:c="12"/>int k = 1;</text:p>
      <text:p text:style-name="P7"><text:s text:c="12"/>tkn.lexeme[0] = '"';</text:p>
      <text:p text:style-name="P7"><text:s text:c="12"/>while ((c = getc(fin)) != EOF &amp;&amp; c != '"') {</text:p>
      <text:p text:style-name="P7"><text:s text:c="16"/>tkn.lexeme[k++] = c;</text:p>
      <text:p text:style-name="P7"><text:s text:c="16"/>++col;</text:p>
      <text:p text:style-name="P7"><text:s text:c="12"/>}</text:p>
      <text:p text:style-name="P7"><text:s text:c="12"/>tkn.lexeme[k] = '"';</text:p>
      <text:p text:style-name="P7"><text:s text:c="12"/>gotToken = 1;</text:p>
      <text:p text:style-name="P7"><text:s text:c="8"/>}</text:p>
      <text:p text:style-name="P7"/>
      <text:p text:style-name="P7"><text:s text:c="8"/>else {</text:p>
      <text:p text:style-name="P7"><text:s text:c="12"/>++col;</text:p>
      <text:p text:style-name="P7"><text:s text:c="8"/>}</text:p>
      <text:p text:style-name="P7"><text:s text:c="4"/>}</text:p>
      <text:p text:style-name="P7"><text:s text:c="4"/>return tkn;</text:p>
      <text:p text:style-name="P7">}</text:p>
      <text:p text:style-name="P7"/>
      <text:p text:style-name="P8"><text:span text:style-name="T3">Code: </text:span>parser.c</text:p>
      <text:p text:style-name="P8">#include &lt;stdio.h&gt;</text:p>
      <text:p text:style-name="P8">#include &lt;stdlib.h&gt;</text:p>
      <text:p text:style-name="P8">#include &lt;string.h&gt;</text:p>
      <text:p text:style-name="P8">#include &lt;ctype.h&gt;</text:p>
      <text:p text:style-name="P8">#include"la.h"</text:p>
      <text:p text:style-name="P8"/>
      <text:p text:style-name="P8">int main() {</text:p>
      <text:p text:style-name="P8"><text:s text:c="4"/>FILE *fin = fopen("sample<text:span text:style-name="T4">read</text:span>.c", "r");</text:p>
      <text:p text:style-name="P8"><text:s text:c="4"/>if (!fin) {</text:p>
      <text:p text:style-name="P8"><text:s text:c="8"/>printf("Error! File cannot be opened!\n");</text:p>
      <text:p text:style-name="P8"><text:s text:c="8"/>return 0;</text:p>
      <text:p text:style-name="P8"><text:s text:c="4"/>}</text:p>
      <text:p text:style-name="P8"><text:s text:c="4"/>struct token tkn;</text:p>
      <text:p text:style-name="P8"><text:s text:c="4"/>int count = 1;</text:p>
      <text:p text:style-name="P8"><text:s text:c="4"/>while ((tkn = getNextToken(fin)).row != -1)</text:p>
      <text:p text:style-name="P8"><text:s text:c="8"/>printf( "%d. &lt; %s , %d , %d, %s&gt;\n", count++, tkn.type, tkn.row, tkn.col,tkn.lexeme);</text:p>
      <text:p text:style-name="P8"><text:s text:c="4"/>fclose(fin);</text:p>
      <text:p text:style-name="P8">}</text:p>
      <text:p text:style-name="P8"/>
      <text:p text:style-name="P9">Input file: sampleread.c</text:p>
      <text:p text:style-name="P8">#include&lt;stdio.h&gt;</text:p>
      <text:p text:style-name="P8"/>
      <text:p text:style-name="P8">int main(){</text:p>
      <text:p text:style-name="P8"><text:s text:c="4"/>int num = 18;</text:p>
      <text:p text:style-name="P8"><text:s text:c="4"/>if(num == 18) printf("age equals 18");</text:p>
      <text:p text:style-name="P8"><text:s text:c="4"/>else if(num &lt;= 18) printf("age less than 18");</text:p>
      <text:p text:style-name="P8"><text:s text:c="4"/>return 0;</text:p>
      <text:p text:style-name="P8">}</text:p>
      <text:p text:style-name="P8"/>
      <text:p text:style-name="P12">Terminal output</text:p>
      <text:p text:style-name="P11">CD_LAB_A1@debianpc-02:~/Desktop/220905018/Lab3$ gcc -o parser parser.c</text:p>
      <text:p text:style-name="P11">CD_LAB_A1@debianpc-02:~/Desktop/220905018/Lab3$ ./parser</text:p>
      <text:p text:style-name="P11">1. &lt; Keyword , 1 , 58, int&gt;</text:p>
      <text:p text:style-name="P11"><text:soft-page-break/>2. &lt; Identifier , 1 , 62, main&gt;</text:p>
      <text:p text:style-name="P11">3. &lt; ( , 1 , 66, (&gt;</text:p>
      <text:p text:style-name="P11">4. &lt; ) , 1 , 67, )&gt;</text:p>
      <text:p text:style-name="P11">5. &lt; { , 1 , 68, {&gt;</text:p>
      <text:p text:style-name="P11">6. &lt; Keyword , 1 , 74, char&gt;</text:p>
      <text:p text:style-name="P11">7. &lt; Identifier , 1 , 79, c&gt;</text:p>
      <text:p text:style-name="P11">8. &lt; , , 1 , 80, ,&gt;</text:p>
      <text:p text:style-name="P11">9. &lt; Identifier , 1 , 82, buf&gt;</text:p>
      <text:p text:style-name="P11">10. &lt; Number , 1 , 86, 100&gt;</text:p>
      <text:p text:style-name="P11">11. &lt; ; , 1 , 90, ;&gt;</text:p>
      <text:p text:style-name="P11">12. &lt; Identifier , 1 , 96, FILE&gt;</text:p>
      <text:p text:style-name="P11">13. &lt; * , 1 , 101, *&gt;</text:p>
      <text:p text:style-name="P11">14. &lt; Identifier , 1 , 102, fptr&gt;</text:p>
      <text:p text:style-name="P11">15. &lt; = , 1 , 107, =&gt;</text:p>
      <text:p text:style-name="P11">16. &lt; Identifier , 1 , 109, fopen&gt;</text:p>
      <text:p text:style-name="P11">17. &lt; ( , 1 , 114, (&gt;</text:p>
      <text:p text:style-name="P11">18. &lt; StringLiteral , 1 , 115, "sampleread.c"&gt;</text:p>
      <text:p text:style-name="P11">19. &lt; , , 1 , 127, ,&gt;</text:p>
      <text:p text:style-name="P11">20. &lt; StringLiteral , 1 , 129, "r"&gt;</text:p>
      <text:p text:style-name="P11">21. &lt; ) , 1 , 130, )&gt;</text:p>
      <text:p text:style-name="P11">22. &lt; ; , 1 , 131, ;&gt;</text:p>
      <text:p text:style-name="P11">23. &lt; Keyword , 1 , 137, if&gt;</text:p>
      <text:p text:style-name="P11">24. &lt; ( , 1 , 139, (&gt;</text:p>
      <text:p text:style-name="P11">25. &lt; Identifier , 1 , 140, fptr&gt;</text:p>
      <text:p text:style-name="P11">26. &lt; == , 1 , 145, =&gt;</text:p>
      <text:p text:style-name="P11">27. &lt; Identifier , 1 , 148, NULL&gt;</text:p>
      <text:p text:style-name="P11">28. &lt; ) , 1 , 152, )&gt;</text:p>
      <text:p text:style-name="P11">29. &lt; { , 1 , 153, {&gt;</text:p>
      <text:p text:style-name="P11">30. &lt; Identifier , 1 , 163, printf&gt;</text:p>
      <text:p text:style-name="P11">31. &lt; ( , 1 , 169, (&gt;</text:p>
      <text:p text:style-name="P11">32. &lt; StringLiteral , 1 , 170, "Cannot open file\n"&gt;</text:p>
      <text:p text:style-name="P11">33. &lt; ) , 1 , 188, )&gt;</text:p>
      <text:p text:style-name="P11">34. &lt; ; , 1 , 189, ;&gt;</text:p>
      <text:p text:style-name="P11">35. &lt; Keyword , 1 , 199, exit&gt;</text:p>
      <text:p text:style-name="P11">36. &lt; ( , 1 , 203, (&gt;</text:p>
      <text:p text:style-name="P11">37. &lt; Number , 1 , 204, 0&gt;</text:p>
      <text:p text:style-name="P11">38. &lt; ) , 1 , 205, )&gt;</text:p>
      <text:p text:style-name="P11">39. &lt; ; , 1 , 206, ;&gt;</text:p>
      <text:p text:style-name="P11">40. &lt; } , 1 , 212, }&gt;</text:p>
      <text:p text:style-name="P11">41. &lt; Identifier , 1 , 218, c&gt;</text:p>
      <text:p text:style-name="P11">42. &lt; = , 1 , 220, =&gt;</text:p>
      <text:p text:style-name="P11">43. &lt; Identifier , 1 , 222, fgetc&gt;</text:p>
      <text:p text:style-name="P11">44. &lt; ( , 1 , 227, (&gt;</text:p>
      <text:p text:style-name="P11">45. &lt; Identifier , 1 , 228, fptr&gt;</text:p>
      <text:p text:style-name="P11">46. &lt; ) , 1 , 232, )&gt;</text:p>
      <text:p text:style-name="P11">47. &lt; ; , 1 , 233, ;&gt;</text:p>
      <text:p text:style-name="P11">48. &lt; Keyword , 1 , 239, while&gt;</text:p>
      <text:p text:style-name="P11">49. &lt; ( , 1 , 244, (&gt;</text:p>
      <text:p text:style-name="P11">50. &lt; Identifier , 1 , 245, c&gt;</text:p>
      <text:p text:style-name="P11">51. &lt; != , 1 , 247, !&gt;</text:p>
      <text:p text:style-name="P11">52. &lt; Identifier , 1 , 250, EOF&gt;</text:p>
      <text:p text:style-name="P11">53. &lt; ) , 1 , 253, )&gt;</text:p>
      <text:p text:style-name="P11"><text:soft-page-break/>54. &lt; { , 1 , 254, {&gt;</text:p>
      <text:p text:style-name="P11">55. &lt; Keyword , 1 , 264, int&gt;</text:p>
      <text:p text:style-name="P11">56. &lt; Identifier , 1 , 268, i&gt;</text:p>
      <text:p text:style-name="P11">57. &lt; = , 1 , 270, =&gt;</text:p>
      <text:p text:style-name="P11">58. &lt; Number , 1 , 272, 0&gt;</text:p>
      <text:p text:style-name="P11">59. &lt; ; , 1 , 273, ;&gt;</text:p>
      <text:p text:style-name="P11">60. &lt; Keyword , 2 , 9, if&gt;</text:p>
      <text:p text:style-name="P11">61. &lt; ( , 2 , 11, (&gt;</text:p>
      <text:p text:style-name="P11">62. &lt; Identifier , 2 , 12, c&gt;</text:p>
      <text:p text:style-name="P11">63. &lt; == , 2 , 14, =&gt;</text:p>
      <text:p text:style-name="P11">64. &lt; = , 2 , 18, =&gt;</text:p>
      <text:p text:style-name="P11">65. &lt; ) , 2 , 20, )&gt;</text:p>
      <text:p text:style-name="P11">66. &lt; { , 2 , 21, {&gt;</text:p>
      <text:p text:style-name="P11">67. &lt; Identifier , 2 , 35, buf&gt;</text:p>
      <text:p text:style-name="P11">68. &lt; Identifier , 2 , 39, i&gt;</text:p>
      <text:p text:style-name="P11">69. &lt; + , 2 , 40, +&gt;</text:p>
      <text:p text:style-name="P11">70. &lt; = , 2 , 44, =&gt;</text:p>
      <text:p text:style-name="P11">71. &lt; Identifier , 2 , 46, c&gt;</text:p>
      <text:p text:style-name="P11">72. &lt; ; , 2 , 47, ;&gt;</text:p>
      <text:p text:style-name="P11">73. &lt; Identifier , 2 , 61, c&gt;</text:p>
      <text:p text:style-name="P11">74. &lt; = , 2 , 63, =&gt;</text:p>
      <text:p text:style-name="P11">75. &lt; Identifier , 2 , 65, fgetc&gt;</text:p>
      <text:p text:style-name="P11">76. &lt; ( , 2 , 70, (&gt;</text:p>
      <text:p text:style-name="P11">77. &lt; Identifier , 2 , 71, fptr&gt;</text:p>
      <text:p text:style-name="P11">78. &lt; ) , 2 , 75, )&gt;</text:p>
      <text:p text:style-name="P11">79. &lt; ; , 2 , 76, ;&gt;</text:p>
      <text:p text:style-name="P11">80. &lt; Keyword , 2 , 90, if&gt;</text:p>
      <text:p text:style-name="P11">81. &lt; ( , 2 , 92, (&gt;</text:p>
      <text:p text:style-name="P11">82. &lt; Identifier , 2 , 93, c&gt;</text:p>
      <text:p text:style-name="P11">83. &lt; == , 2 , 95, =&gt;</text:p>
      <text:p text:style-name="P11">84. &lt; = , 2 , 99, =&gt;</text:p>
      <text:p text:style-name="P11">85. &lt; ) , 2 , 101, )&gt;</text:p>
      <text:p text:style-name="P11">86. &lt; { , 2 , 102, {&gt;</text:p>
      <text:p text:style-name="P11">87. &lt; Identifier , 2 , 120, buf&gt;</text:p>
      <text:p text:style-name="P11">88. &lt; Identifier , 2 , 124, i&gt;</text:p>
      <text:p text:style-name="P11">89. &lt; + , 2 , 125, +&gt;</text:p>
      <text:p text:style-name="P11">90. &lt; = , 2 , 129, =&gt;</text:p>
      <text:p text:style-name="P11">91. &lt; Identifier , 2 , 131, c&gt;</text:p>
      <text:p text:style-name="P11">92. &lt; ; , 2 , 132, ;&gt;</text:p>
      <text:p text:style-name="P11">93. &lt; Identifier , 2 , 150, buf&gt;</text:p>
      <text:p text:style-name="P11">94. &lt; Identifier , 2 , 154, i&gt;</text:p>
      <text:p text:style-name="P11">95. &lt; = , 2 , 156, =&gt;</text:p>
      <text:p text:style-name="P11">96. &lt; Number , 2 , 159, 0&gt;</text:p>
      <text:p text:style-name="P11">97. &lt; ; , 2 , 161, ;&gt;</text:p>
      <text:p text:style-name="P11">98. &lt; Identifier , 2 , 179, printf&gt;</text:p>
      <text:p text:style-name="P11">99. &lt; ( , 2 , 185, (&gt;</text:p>
      <text:p text:style-name="P11">100. &lt; StringLiteral , 2 , 186, "Relational operator: %s\n"&gt;</text:p>
      <text:p text:style-name="P11">101. &lt; , , 2 , 211, ,&gt;</text:p>
      <text:p text:style-name="P11">102. &lt; Identifier , 2 , 213, buf&gt;</text:p>
      <text:p text:style-name="P11">103. &lt; ) , 2 , 216, )&gt;</text:p>
      <text:p text:style-name="P11">104. &lt; ; , 2 , 217, ;&gt;</text:p>
      <text:p text:style-name="P11">105. &lt; } , 2 , 231, }&gt;</text:p>
      <text:p text:style-name="P11"><text:soft-page-break/>106. &lt; Keyword , 2 , 232, else&gt;</text:p>
      <text:p text:style-name="P11">107. &lt; { , 2 , 236, {&gt;</text:p>
      <text:p text:style-name="P11">108. &lt; Identifier , 2 , 254, buf&gt;</text:p>
      <text:p text:style-name="P11">109. &lt; Identifier , 2 , 258, i&gt;</text:p>
      <text:p text:style-name="P11">110. &lt; = , 2 , 261, =&gt;</text:p>
      <text:p text:style-name="P11">111. &lt; Number , 2 , 265, 0&gt;</text:p>
      <text:p text:style-name="P11">112. &lt; ; , 2 , 267, ;&gt;</text:p>
      <text:p text:style-name="P11">113. &lt; Identifier , 2 , 285, printf&gt;</text:p>
      <text:p text:style-name="P11">114. &lt; ( , 2 , 291, (&gt;</text:p>
      <text:p text:style-name="P11">115. &lt; StringLiteral , 2 , 292, "Assignment operator: %s\n"&gt;</text:p>
      <text:p text:style-name="P11">116. &lt; , , 2 , 317, ,&gt;</text:p>
      <text:p text:style-name="P11">117. &lt; Identifier , 2 , 319, buf&gt;</text:p>
      <text:p text:style-name="P11">118. &lt; ) , 2 , 322, )&gt;</text:p>
      <text:p text:style-name="P11">119. &lt; ; , 2 , 323, ;&gt;</text:p>
      <text:p text:style-name="P11">120. &lt; } , 2 , 337, }&gt;</text:p>
      <text:p text:style-name="P11">121. &lt; } , 2 , 347, }&gt;</text:p>
      <text:p text:style-name="P11">122. &lt; Keyword , 2 , 348, else&gt;</text:p>
      <text:p text:style-name="P11">123. &lt; { , 2 , 352, {&gt;</text:p>
      <text:p text:style-name="P11">124. &lt; Keyword , 2 , 366, if&gt;</text:p>
      <text:p text:style-name="P11">125. &lt; ( , 2 , 368, (&gt;</text:p>
      <text:p text:style-name="P11">126. &lt; Identifier , 2 , 369, c&gt;</text:p>
      <text:p text:style-name="P11">127. &lt; == , 2 , 371, =&gt;</text:p>
      <text:p text:style-name="P11">128. &lt; &lt; , 2 , 375, &lt;&gt;</text:p>
      <text:p text:style-name="P11">129. &lt; Identifier , 2 , 381, c&gt;</text:p>
      <text:p text:style-name="P11">130. &lt; == , 2 , 383, =&gt;</text:p>
      <text:p text:style-name="P11">131. &lt; &gt; , 2 , 387, &gt;&gt;</text:p>
      <text:p text:style-name="P11">132. &lt; Identifier , 2 , 393, c&gt;</text:p>
      <text:p text:style-name="P11">133. &lt; == , 2 , 395, =&gt;</text:p>
      <text:p text:style-name="P11">134. &lt; ! , 2 , 399, !&gt;</text:p>
      <text:p text:style-name="P11">135. &lt; ) , 2 , 401, )&gt;</text:p>
      <text:p text:style-name="P11">136. &lt; { , 2 , 402, {&gt;</text:p>
      <text:p text:style-name="P11">137. &lt; Identifier , 2 , 420, buf&gt;</text:p>
      <text:p text:style-name="P11">138. &lt; Identifier , 2 , 424, i&gt;</text:p>
      <text:p text:style-name="P11">139. &lt; + , 2 , 425, +&gt;</text:p>
      <text:p text:style-name="P11">140. &lt; = , 2 , 429, =&gt;</text:p>
      <text:p text:style-name="P11">141. &lt; Identifier , 2 , 431, c&gt;</text:p>
      <text:p text:style-name="P11">142. &lt; ; , 2 , 432, ;&gt;</text:p>
      <text:p text:style-name="P11">143. &lt; Identifier , 2 , 450, c&gt;</text:p>
      <text:p text:style-name="P11">144. &lt; = , 2 , 452, =&gt;</text:p>
      <text:p text:style-name="P11">145. &lt; Identifier , 2 , 454, fgetc&gt;</text:p>
      <text:p text:style-name="P11">146. &lt; ( , 2 , 459, (&gt;</text:p>
      <text:p text:style-name="P11">147. &lt; Identifier , 2 , 460, fptr&gt;</text:p>
      <text:p text:style-name="P11">148. &lt; ) , 2 , 464, )&gt;</text:p>
      <text:p text:style-name="P11">149. &lt; ; , 2 , 465, ;&gt;</text:p>
      <text:p text:style-name="P11">150. &lt; Keyword , 2 , 484, if&gt;</text:p>
      <text:p text:style-name="P11">151. &lt; ( , 2 , 486, (&gt;</text:p>
      <text:p text:style-name="P11">152. &lt; Identifier , 2 , 487, c&gt;</text:p>
      <text:p text:style-name="P11">153. &lt; == , 2 , 489, =&gt;</text:p>
      <text:p text:style-name="P11">154. &lt; = , 2 , 493, =&gt;</text:p>
      <text:p text:style-name="P11">155. &lt; ) , 2 , 495, )&gt;</text:p>
      <text:p text:style-name="P11">156. &lt; Identifier , 2 , 497, buf&gt;</text:p>
      <text:p text:style-name="P11">157. &lt; Identifier , 2 , 501, i&gt;</text:p>
      <text:p text:style-name="P11"><text:soft-page-break/>158. &lt; + , 2 , 502, +&gt;</text:p>
      <text:p text:style-name="P11">159. &lt; = , 2 , 506, =&gt;</text:p>
      <text:p text:style-name="P11">160. &lt; Identifier , 2 , 508, c&gt;</text:p>
      <text:p text:style-name="P11">161. &lt; ; , 2 , 509, ;&gt;</text:p>
      <text:p text:style-name="P11">162. &lt; Identifier , 2 , 527, buf&gt;</text:p>
      <text:p text:style-name="P11">163. &lt; Identifier , 2 , 531, i&gt;</text:p>
      <text:p text:style-name="P11">164. &lt; = , 2 , 534, =&gt;</text:p>
      <text:p text:style-name="P11">165. &lt; Number , 2 , 538, 0&gt;</text:p>
      <text:p text:style-name="P11">166. &lt; ; , 2 , 540, ;&gt;</text:p>
      <text:p text:style-name="P11">167. &lt; Identifier , 2 , 558, printf&gt;</text:p>
      <text:p text:style-name="P11">168. &lt; ( , 2 , 564, (&gt;</text:p>
      <text:p text:style-name="P11">169. &lt; StringLiteral , 2 , 565, "Relational operator: %s\n"&gt;</text:p>
      <text:p text:style-name="P11">170. &lt; , , 2 , 590, ,&gt;</text:p>
      <text:p text:style-name="P11">171. &lt; Identifier , 2 , 592, buf&gt;</text:p>
      <text:p text:style-name="P11">172. &lt; ) , 2 , 595, )&gt;</text:p>
      <text:p text:style-name="P11">173. &lt; ; , 2 , 596, ;&gt;</text:p>
      <text:p text:style-name="P11">174. &lt; } , 2 , 610, }&gt;</text:p>
      <text:p text:style-name="P11">175. &lt; Keyword , 2 , 611, else&gt;</text:p>
      <text:p text:style-name="P11">176. &lt; Identifier , 2 , 616, buf&gt;</text:p>
      <text:p text:style-name="P11">177. &lt; Identifier , 2 , 620, i&gt;</text:p>
      <text:p text:style-name="P11">178. &lt; = , 2 , 623, =&gt;</text:p>
      <text:p text:style-name="P11">179. &lt; Number , 2 , 627, 0&gt;</text:p>
      <text:p text:style-name="P11">180. &lt; ; , 2 , 629, ;&gt;</text:p>
      <text:p text:style-name="P11">181. &lt; } , 2 , 639, }&gt;</text:p>
      <text:p text:style-name="P11">182. &lt; Identifier , 2 , 649, c&gt;</text:p>
      <text:p text:style-name="P11">183. &lt; = , 2 , 651, =&gt;</text:p>
      <text:p text:style-name="P11">184. &lt; Identifier , 2 , 653, fgetc&gt;</text:p>
      <text:p text:style-name="P11">185. &lt; ( , 2 , 658, (&gt;</text:p>
      <text:p text:style-name="P11">186. &lt; Identifier , 2 , 659, fptr&gt;</text:p>
      <text:p text:style-name="P11">187. &lt; ) , 2 , 663, )&gt;</text:p>
      <text:p text:style-name="P11">188. &lt; ; , 2 , 664, ;&gt;</text:p>
      <text:p text:style-name="P11">189. &lt; } , 2 , 670, }&gt;</text:p>
      <text:p text:style-name="P11">190. &lt; Identifier , 2 , 676, fclose&gt;</text:p>
      <text:p text:style-name="P11">191. &lt; ( , 2 , 682, (&gt;</text:p>
      <text:p text:style-name="P11">192. &lt; Identifier , 2 , 683, fptr&gt;</text:p>
      <text:p text:style-name="P11">193. &lt; ) , 2 , 687, )&gt;</text:p>
      <text:p text:style-name="P11">194. &lt; ; , 2 , 688, ;&gt;</text:p>
      <text:p text:style-name="P11">195. &lt; Keyword , 2 , 694, return&gt;</text:p>
      <text:p text:style-name="P11">196. &lt; Number , 2 , 701, 0&gt;</text:p>
      <text:p text:style-name="P11">197. &lt; ; , 2 , 702, ;&gt;</text:p>
      <text:p text:style-name="P11">198. &lt; } , 2 , 704, }&gt;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9T14:07:11.906847547</meta:creation-date>
    <dc:date>2025-01-29T15:34:57.118077711</dc:date>
    <meta:editing-duration>PT32M57S</meta:editing-duration>
    <meta:editing-cycles>6</meta:editing-cycles>
    <meta:generator>LibreOffice/7.4.7.2$Linux_X86_64 LibreOffice_project/40$Build-2</meta:generator>
    <meta:document-statistic meta:table-count="0" meta:image-count="0" meta:object-count="0" meta:page-count="9" meta:paragraph-count="424" meta:word-count="2537" meta:character-count="12630" meta:non-whitespace-character-count="8491"/>
  </office:meta>
</office:document-meta>
</file>